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2.5cm" svg:x="2cm" svg:y="3cm">
          <text:p text:style-name="P1">Load price</text:p>
          <text:p text:style-name="P1">data file</text:p>
        </draw:rect>
        <draw:rect draw:style-name="gr1" draw:text-style-name="P1" draw:layer="layout" svg:width="5cm" svg:height="2.5cm" svg:x="2cm" svg:y="6.5cm">
          <text:p text:style-name="P1">Load article</text:p>
          <text:p text:style-name="P1">data file</text:p>
        </draw:rect>
        <draw:line draw:style-name="gr2" draw:text-style-name="P1" draw:layer="layout" svg:x1="4.5cm" svg:y1="5.5cm" svg:x2="4.5cm" svg:y2="6.5cm">
          <text:p/>
        </draw:line>
        <draw:rect draw:style-name="gr1" draw:text-style-name="P1" draw:layer="layout" svg:width="5cm" svg:height="2.5cm" svg:x="2cm" svg:y="10cm">
          <text:p text:style-name="P1">Merge data</text:p>
          <text:p text:style-name="P1">and parse to</text:p>
          <text:p text:style-name="P1">product array's</text:p>
        </draw:rect>
        <draw:line draw:style-name="gr2" draw:text-style-name="P1" draw:layer="layout" svg:x1="4.5cm" svg:y1="9cm" svg:x2="4.5cm" svg:y2="10cm">
          <text:p/>
        </draw:line>
        <draw:frame draw:style-name="gr3" draw:layer="layout" svg:width="17cm" svg:height="1.25cm" svg:x="1.7cm" svg:y="1cm">
          <draw:text-box>
            <text:p>Preparse files flow for: pfa produc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4-13T15:17:57.96</meta:creation-date>
    <dc:date>2012-04-13T15:54:02.78</dc:date>
    <meta:editing-duration>PT00H36M04S</meta:editing-duration>
    <meta:editing-cycles>6</meta:editing-cycles>
    <meta:generator>OpenOffice.org/3.2$Win32 OpenOffice.org_project/320m12$Build-9483</meta:generator>
    <meta:document-statistic meta:object-count="6"/>
  </office:meta>
</office:document-meta>
</file>